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926e" officeooo:paragraph-rsid="001992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<text:tab/>.code</text:p>
      <text:p text:style-name="P1">global<text:tab/>hex_decoder</text:p>
      <text:p text:style-name="P1">hex_decoder:</text:p>
      <text:p text:style-name="P1"><text:tab/>push<text:tab/><text:tab/>ebp<text:tab/><text:tab/><text:tab/><text:tab/>; remember addr of a calling function</text:p>
      <text:p text:style-name="P1"><text:tab/>mov<text:tab/><text:tab/>ebp, esp<text:tab/><text:tab/><text:tab/>; load new addr</text:p>
      <text:p text:style-name="P1"></text:p>
      <text:p text:style-name="P1"><text:tab/>%idefine <text:tab/>str[ebp+8]<text:tab/></text:p>
      <text:p text:style-name="P1"><text:tab/>%idefine <text:tab/>new_str[ebp+12]</text:p>
      <text:p text:style-name="P1"></text:p>
      <text:p text:style-name="P1"><text:tab/>mov<text:tab/><text:tab/>esi, str <text:s/><text:tab/><text:tab/><text:tab/>; now esi points to input string</text:p>
      <text:p text:style-name="P1"><text:tab/>mov <text:tab/><text:tab/>edi, new_str <text:tab/><text:tab/>; now edi points to output string</text:p>
      <text:p text:style-name="P1"><text:tab/></text:p>
      <text:p text:style-name="P1">.read_byte:</text:p>
      <text:p text:style-name="P1"><text:tab/>mov<text:tab/><text:tab/>dl, BYTE[esi]</text:p>
      <text:p text:style-name="P1"><text:tab/>test<text:tab/><text:tab/>dl, dl</text:p>
      <text:p text:style-name="P1"><text:tab/>jz<text:tab/><text:tab/>.end_pr</text:p>
      <text:p text:style-name="P1"><text:tab/>cmp<text:tab/><text:tab/>dl, '0'</text:p>
      <text:p text:style-name="P1"><text:tab/>jz<text:tab/><text:tab/>.zero_detected</text:p>
      <text:p text:style-name="P1"><text:tab/>mov<text:tab/><text:tab/>BYTE[edi], dl</text:p>
      <text:p text:style-name="P1"><text:tab/>inc<text:tab/><text:tab/>edi</text:p>
      <text:p text:style-name="P1"><text:tab/>inc<text:tab/><text:tab/>esi</text:p>
      <text:p text:style-name="P1"><text:tab/>jmp<text:tab/><text:tab/>.read_byte</text:p>
      <text:p text:style-name="P1">;=================================</text:p>
      <text:p text:style-name="P1">;<text:tab/> <text:s text:c="3"/>zero detected</text:p>
      <text:p text:style-name="P1">;=================================</text:p>
      <text:p text:style-name="P1"><text:tab/></text:p>
      <text:p text:style-name="P1">.zero_detected:</text:p>
      <text:p text:style-name="P1"><text:tab/>mov<text:tab/><text:tab/>dl, BYTE[esi+1]</text:p>
      <text:p text:style-name="P1"><text:tab/>cmp<text:tab/><text:tab/>dl, 'x'</text:p>
      <text:p text:style-name="P1"><text:tab/>je<text:tab/><text:tab/>.hex_detected</text:p>
      <text:p text:style-name="P1"><text:tab/>cmp<text:tab/><text:tab/>dl, '0'</text:p>
      <text:p text:style-name="P1"><text:tab/>jl<text:tab/><text:tab/>.bad_number</text:p>
      <text:p text:style-name="P1"><text:tab/>cmp<text:tab/><text:tab/>dl, '7'</text:p>
      <text:p text:style-name="P1"><text:tab/>jg<text:tab/><text:tab/>.bad_number</text:p>
      <text:p text:style-name="P1">;=================================</text:p>
      <text:p text:style-name="P1">;<text:tab/> <text:s text:c="3"/>octal detected</text:p>
      <text:p text:style-name="P1">;<text:tab/> <text:s text:c="4"/>we have 0[0..7]</text:p>
      <text:p text:style-name="P1">;=================================<text:tab/></text:p>
      <text:p text:style-name="P1"></text:p>
      <text:p text:style-name="P1">.octal_detected:</text:p>
      <text:p text:style-name="P1"><text:tab/>cmp<text:tab/><text:tab/>dl, '1'</text:p>
      <text:p text:style-name="P1"><text:tab/>jg<text:tab/><text:tab/>.bad_number</text:p>
      <text:p text:style-name="P1"><text:tab/>mov<text:tab/><text:tab/>dl, BYTE[esi+2]</text:p>
      <text:p text:style-name="P1"><text:tab/>cmp<text:tab/><text:tab/>dl, '0'</text:p>
      <text:p text:style-name="P1"><text:tab/>jge<text:tab/><text:tab/>.nextt_</text:p>
      <text:p text:style-name="P1"><text:tab/>jmp<text:tab/><text:tab/>.bad_number</text:p>
      <text:p text:style-name="P1">.nextt_:</text:p>
      <text:p text:style-name="P1"><text:tab/>cmp<text:tab/><text:tab/>dl, '7'</text:p>
      <text:p text:style-name="P1"><text:tab/>jle<text:tab/><text:tab/>.postt_</text:p>
      <text:p text:style-name="P1"><text:tab/>jmp<text:tab/><text:tab/>.bad_number</text:p>
      <text:p text:style-name="P1">.postt_:</text:p>
      <text:p text:style-name="P1"><text:tab/>mov<text:tab/><text:tab/>dl, BYTE[esi+3]</text:p>
      <text:p text:style-name="P1"><text:tab/>cmp<text:tab/><text:tab/>dl, '0'</text:p>
      <text:p text:style-name="P1"><text:tab/>jge<text:tab/><text:tab/>.next_</text:p>
      <text:p text:style-name="P1"><text:tab/>jmp<text:tab/><text:tab/>.bad_number</text:p>
      <text:p text:style-name="P1">.next_:</text:p>
      <text:p text:style-name="P1"><text:tab/>cmp<text:tab/><text:tab/>dl, '7'</text:p>
      <text:p text:style-name="P1"><text:tab/>jle<text:tab/><text:tab/>.post_</text:p>
      <text:p text:style-name="P1"><text:tab/>jmp<text:tab/><text:tab/>.bad_number</text:p>
      <text:p text:style-name="P1">.post_:</text:p>
      <text:p text:style-name="P1"><text:tab/>mov<text:tab/><text:tab/>dl, BYTE[esi+4]</text:p>
      <text:p text:style-name="P1"><text:tab/>cmp<text:tab/><text:tab/>dl, '0'</text:p>
      <text:p text:style-name="P1"><text:tab/>jge<text:tab/><text:tab/>.next_c</text:p>
      <text:p text:style-name="P1"><text:tab/>jmp<text:tab/><text:tab/>.octal_confirmed</text:p>
      <text:p text:style-name="P1"><text:soft-page-break/>.next_c:</text:p>
      <text:p text:style-name="P1"><text:tab/>cmp<text:tab/><text:tab/>dl, '7'</text:p>
      <text:p text:style-name="P1"><text:tab/>jle<text:tab/><text:tab/>.bad_number</text:p>
      <text:p text:style-name="P1">;=================================</text:p>
      <text:p text:style-name="P1">;<text:tab/> <text:s text:c="2"/>octal confirmed</text:p>
      <text:p text:style-name="P1">;<text:tab/> <text:s text:c="3"/>we have 01[0..7][0..7]x</text:p>
      <text:p text:style-name="P1">;=================================</text:p>
      <text:p text:style-name="P1"><text:tab/></text:p>
      <text:p text:style-name="P1">.octal_confirmed:</text:p>
      <text:p text:style-name="P1"><text:tab/>;xor<text:tab/><text:tab/>ecx, ecx</text:p>
      <text:p text:style-name="P1"><text:tab/>;xor<text:tab/><text:tab/>eax, eax</text:p>
      <text:p text:style-name="P1"><text:tab/>mov<text:tab/><text:tab/>al, BYTE[esi+1]</text:p>
      <text:p text:style-name="P1"><text:tab/>sub<text:tab/><text:tab/>al, 48</text:p>
      <text:p text:style-name="P1"><text:tab/>shl<text:tab/><text:tab/>al, 6</text:p>
      <text:p text:style-name="P1"><text:tab/>mov<text:tab/><text:tab/>cl, al</text:p>
      <text:p text:style-name="P1"><text:tab/>mov<text:tab/><text:tab/>al, BYTE[esi+2]</text:p>
      <text:p text:style-name="P1"><text:tab/>sub<text:tab/><text:tab/>al, 48</text:p>
      <text:p text:style-name="P1"><text:tab/>shl<text:tab/><text:tab/>al, 3</text:p>
      <text:p text:style-name="P1"><text:tab/>add<text:tab/><text:tab/>cl, al</text:p>
      <text:p text:style-name="P1"><text:tab/>mov<text:tab/><text:tab/>al, BYTE[esi+3]</text:p>
      <text:p text:style-name="P1"><text:tab/>sub<text:tab/><text:tab/>al, 48</text:p>
      <text:p text:style-name="P1"><text:tab/>add<text:tab/><text:tab/>cl, al</text:p>
      <text:p text:style-name="P1"><text:tab/>jmp<text:tab/><text:tab/>.number_stored</text:p>
      <text:p text:style-name="P1"><text:tab/></text:p>
      <text:p text:style-name="P1"><text:tab/>mov<text:tab/><text:tab/>BYTE[edi], al</text:p>
      <text:p text:style-name="P1"><text:tab/>inc<text:tab/><text:tab/>edi</text:p>
      <text:p text:style-name="P1">;=================================</text:p>
      <text:p text:style-name="P1">;<text:tab/> <text:s text:c="3"/>hex detected</text:p>
      <text:p text:style-name="P1">; <text:s text:c="9"/>we have 0x</text:p>
      <text:p text:style-name="P1">;=================================</text:p>
      <text:p text:style-name="P1"/>
      <text:p text:style-name="P1">.hex_detected:</text:p>
      <text:p text:style-name="P1"><text:tab/>mov<text:tab/><text:tab/>dl, BYTE[esi+2]</text:p>
      <text:p text:style-name="P1"><text:tab/>cmp<text:tab/><text:tab/>dl, '3'</text:p>
      <text:p text:style-name="P1"><text:tab/>jl<text:tab/><text:tab/>.bad_number</text:p>
      <text:p text:style-name="P1"><text:tab/>cmp<text:tab/><text:tab/>dl, '7'</text:p>
      <text:p text:style-name="P1"><text:tab/>jg<text:tab/><text:tab/>.bad_number</text:p>
      <text:p text:style-name="P1"><text:tab/></text:p>
      <text:p text:style-name="P1"><text:tab/>mov<text:tab/><text:tab/>dl, BYTE[esi+4]</text:p>
      <text:p text:style-name="P1"><text:tab/>cmp<text:tab/><text:tab/>dl, '0'</text:p>
      <text:p text:style-name="P1"><text:tab/>jge<text:tab/><text:tab/>.next_cond</text:p>
      <text:p text:style-name="P1"><text:tab/>jmp<text:tab/><text:tab/>.hex_confirmed</text:p>
      <text:p text:style-name="P1">.next_cond:</text:p>
      <text:p text:style-name="P1"><text:tab/>cmp<text:tab/><text:tab/>dl, '9'</text:p>
      <text:p text:style-name="P1"><text:tab/>jle<text:tab/><text:tab/>.bad_number</text:p>
      <text:p text:style-name="P1"><text:tab/>cmp<text:tab/><text:tab/>dl, 'F'</text:p>
      <text:p text:style-name="P1"><text:tab/>jle<text:tab/><text:tab/>.next_cond_2</text:p>
      <text:p text:style-name="P1"><text:tab/>jmp<text:tab/><text:tab/>.hex_confirmed</text:p>
      <text:p text:style-name="P1">.next_cond_2:</text:p>
      <text:p text:style-name="P1"><text:tab/>cmp<text:tab/><text:tab/>dl, 'A'</text:p>
      <text:p text:style-name="P1"><text:tab/>jge<text:tab/><text:tab/>.bad_number</text:p>
      <text:p text:style-name="P1">;=================================</text:p>
      <text:p text:style-name="P1">;<text:tab/> hex confirmed</text:p>
      <text:p text:style-name="P1">;<text:tab/> <text:s/>we have 0x[3..7][0-9..A-F]</text:p>
      <text:p text:style-name="P1">;=================================</text:p>
      <text:p text:style-name="P1"></text:p>
      <text:p text:style-name="P1">.hex_confirmed:<text:tab/></text:p>
      <text:p text:style-name="P1"><text:tab/>mov<text:tab/><text:tab/>al, BYTE[esi+2]</text:p>
      <text:p text:style-name="P1"><text:tab/>add<text:tab/><text:tab/>al, -48</text:p>
      <text:p text:style-name="P1">.count_hex:</text:p>
      <text:p text:style-name="P1"><text:tab/>shl<text:tab/><text:tab/>al, 4</text:p>
      <text:p text:style-name="P1"><text:tab/>mov<text:tab/><text:tab/>cl, al</text:p>
      <text:p text:style-name="P1"><text:tab/>mov<text:tab/><text:tab/>al, BYTE[esi+3]</text:p>
      <text:p text:style-name="P1"><text:tab/>cmp<text:tab/><text:tab/>al, 64</text:p>
      <text:p text:style-name="P1"><text:soft-page-break/><text:tab/>jg<text:tab/><text:tab/>.hex</text:p>
      <text:p text:style-name="P1"><text:tab/>add<text:tab/><text:tab/>al, -48</text:p>
      <text:p text:style-name="P1">.count:</text:p>
      <text:p text:style-name="P1"><text:tab/>add<text:tab/><text:tab/>cl, al</text:p>
      <text:p text:style-name="P1"><text:tab/>jmp<text:tab/><text:tab/>.number_stored</text:p>
      <text:p text:style-name="P1">.hex:</text:p>
      <text:p text:style-name="P1"><text:tab/>add<text:tab/><text:tab/>al, -55</text:p>
      <text:p text:style-name="P1"><text:tab/>jmp<text:tab/><text:tab/>.count</text:p>
      <text:p text:style-name="P1">;=================================</text:p>
      <text:p text:style-name="P1">;<text:tab/> <text:s text:c="3"/>bad number</text:p>
      <text:p text:style-name="P1">;=================================</text:p>
      <text:p text:style-name="P1"><text:tab/></text:p>
      <text:p text:style-name="P1">.bad_number:</text:p>
      <text:p text:style-name="P1"><text:tab/>mov<text:tab/><text:tab/>dl, BYTE[esi]</text:p>
      <text:p text:style-name="P1"><text:tab/>mov<text:tab/><text:tab/>BYTE[edi], dl</text:p>
      <text:p text:style-name="P1"><text:tab/>inc <text:tab/><text:tab/>edi</text:p>
      <text:p text:style-name="P1"><text:tab/>inc<text:tab/><text:tab/>esi</text:p>
      <text:p text:style-name="P1"><text:tab/>jmp <text:tab/><text:tab/>.read_byte</text:p>
      <text:p text:style-name="P1">;=================================</text:p>
      <text:p text:style-name="P1">; <text:s/>we have the result</text:p>
      <text:p text:style-name="P1">; <text:s text:c="2"/>check if it's in [09..az..AZ]</text:p>
      <text:p text:style-name="P1">;=================================</text:p>
      <text:p text:style-name="P1"></text:p>
      <text:p text:style-name="P1">.number_stored:<text:tab/></text:p>
      <text:p text:style-name="P1"><text:tab/>cmp<text:tab/><text:tab/>cl, 48</text:p>
      <text:p text:style-name="P1"><text:tab/>jl<text:tab/><text:tab/>.bad_number</text:p>
      <text:p text:style-name="P1"></text:p>
      <text:p text:style-name="P1"><text:tab/>cmp<text:tab/><text:tab/>cl, 58</text:p>
      <text:p text:style-name="P1"><text:tab/>jge<text:tab/><text:tab/>.next_condition</text:p>
      <text:p text:style-name="P1"><text:tab/>jmp<text:tab/><text:tab/>.post</text:p>
      <text:p text:style-name="P1">.next_condition:</text:p>
      <text:p text:style-name="P1"><text:tab/>cmp<text:tab/><text:tab/>cl, 64</text:p>
      <text:p text:style-name="P1"><text:tab/>jle<text:tab/><text:tab/>.bad_number</text:p>
      <text:p text:style-name="P1"><text:tab/>cmp<text:tab/><text:tab/>cl, 96</text:p>
      <text:p text:style-name="P1"><text:tab/>jle<text:tab/><text:tab/>.next_condition_2</text:p>
      <text:p text:style-name="P1"><text:tab/>jmp<text:tab/><text:tab/>.post</text:p>
      <text:p text:style-name="P1">.next_condition_2:</text:p>
      <text:p text:style-name="P1"><text:tab/>cmp<text:tab/><text:tab/>cl, 91</text:p>
      <text:p text:style-name="P1"><text:tab/>jge<text:tab/><text:tab/>.bad_number</text:p>
      <text:p text:style-name="P1"></text:p>
      <text:p text:style-name="P1">.post:</text:p>
      <text:p text:style-name="P1"><text:tab/>cmp<text:tab/><text:tab/>cl, 122</text:p>
      <text:p text:style-name="P1"><text:tab/>jg<text:tab/><text:tab/>.bad_number</text:p>
      <text:p text:style-name="P1">;=================================</text:p>
      <text:p text:style-name="P1">;<text:tab/> <text:s text:c="3"/>it's ok, store it</text:p>
      <text:p text:style-name="P1">;=================================</text:p>
      <text:p text:style-name="P1"><text:tab/></text:p>
      <text:p text:style-name="P1"><text:tab/>mov<text:tab/><text:tab/>BYTE[edi], 39<text:tab/><text:tab/><text:tab/>;load " ' " in dest file </text:p>
      <text:p text:style-name="P1"><text:tab/>inc<text:tab/><text:tab/>edi</text:p>
      <text:p text:style-name="P1"><text:tab/>mov<text:tab/><text:tab/>BYTE[edi], cl</text:p>
      <text:p text:style-name="P1"><text:tab/>inc<text:tab/><text:tab/>edi</text:p>
      <text:p text:style-name="P1"><text:tab/>mov<text:tab/><text:tab/>BYTE[edi], 39</text:p>
      <text:p text:style-name="P1"><text:tab/>inc<text:tab/><text:tab/>edi</text:p>
      <text:p text:style-name="P1"><text:tab/>add<text:tab/><text:tab/>esi, 4</text:p>
      <text:p text:style-name="P1"><text:tab/>jmp<text:tab/><text:tab/>.read_byte</text:p>
      <text:p text:style-name="P1">;=================================</text:p>
      <text:p text:style-name="P1">;<text:tab/> <text:s text:c="3"/>end</text:p>
      <text:p text:style-name="P1">;=================================</text:p>
      <text:p text:style-name="P1"></text:p>
      <text:p text:style-name="P1">.end_pr:</text:p>
      <text:p text:style-name="P1"><text:tab/>mov <text:tab/><text:tab/>esp, ebp</text:p>
      <text:p text:style-name="P1"><text:tab/>pop <text:tab/><text:tab/>ebp</text:p>
      <text:p text:style-name="P1"><text:tab/>re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6T00:50:34.608739204</dc:date>
    <meta:document-statistic meta:table-count="0" meta:image-count="0" meta:object-count="0" meta:page-count="3" meta:paragraph-count="190" meta:word-count="429" meta:character-count="3296" meta:non-whitespace-character-count="2568"/>
    <meta:generator>LibreOffice/4.2.8.2$Linux_X86_64 LibreOffice_project/420m0$Build-2</meta:generator>
  </office:meta>
</office:document-meta>
</file>